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.009cm" fo:break-before="auto" style:use-optimal-row-height="true"/>
    </style:style>
    <style:style style:name="ro6" style:family="table-row">
      <style:table-row-properties style:row-height="1.101cm" fo:break-before="auto" style:use-optimal-row-height="true"/>
    </style:style>
    <style:style style:name="ro7" style:family="table-row">
      <style:table-row-properties style:row-height="2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2"/>
          <table:table-cell table:style-name="ce36" office:value-type="string">
            <text:p>GPS</text:p>
          </table:table-cell>
          <table:table-cell table:style-name="ce36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7-24_12-02-59_000.jpg</text:p>
          </table:table-cell>
          <table:table-cell table:style-name="ce19" office:value-type="string">
            <text:p>:m RES 1-2*2 / free# JVEMV6 68#_48:1 / 68. theoretical-physics(tp) / w=~,topics=有限回転群,other=programming+,s=~,i=~,doc=r-3-3~5</text:p>
          </table:table-cell>
          <table:table-cell table:style-name="ce4"/>
          <table:table-cell table:style-name="ce4"/>
          <table:table-cell table:style-name="ce4" office:value-type="string">
            <text:p>N-35-35-30.619812 E-139-34-48.171386</text:p>
          </table:table-cell>
          <table:table-cell table:style-name="ce38" table:formula="of:=IF([.E2]=&quot;&quot;;[.C2];CONCATENATE([.C2];&quot; / &quot;;[.E2]))" office:value-type="string" office:string-value=":m RES 1-2*2 / free# JVEMV6 68#_48:1 / 68. theoretical-physics(tp) / w=~,topics=有限回転群,other=programming+,s=~,i=~,doc=r-3-3~5">
            <text:p>:m RES 1-2*2 / free# JVEMV6 68#_48:1 / 68. theoretical-physics(tp) / w=~,topics=有限回転群,other=programming+,s=~,i=~,doc=r-3-3~5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7-24_12-46-19_000.jpg</text:p>
          </table:table-cell>
          <table:table-cell table:style-name="ce19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4.096679 E-139-34-55.037841</text:p>
          </table:table-cell>
          <table:table-cell table:style-name="ce38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7-24_15-26-23_000.jpg</text:p>
          </table:table-cell>
          <table:table-cell table:style-name="ce19" office:value-type="string">
            <text:p>:m RES 1-2*5 / free# JVEMV6 68#_48:2 / 68. theoretical-physics(tp) / w=~,topics=有限回転群,other=orig+,s=~,i=~,doc=r-3-3~6</text:p>
          </table:table-cell>
          <table:table-cell table:style-name="ce19"/>
          <table:table-cell table:style-name="ce4"/>
          <table:table-cell table:style-name="ce4" office:value-type="string">
            <text:p>N-35-35-21.542358 E-139-34-43.557128</text:p>
          </table:table-cell>
          <table:table-cell table:style-name="ce38" table:formula="of:=IF([.E4]=&quot;&quot;;[.C4];CONCATENATE([.C4];&quot; / &quot;;[.E4]))" office:value-type="string" office:string-value=":m RES 1-2*5 / free# JVEMV6 68#_48:2 / 68. theoretical-physics(tp) / w=~,topics=有限回転群,other=orig+,s=~,i=~,doc=r-3-3~6">
            <text:p>:m RES 1-2*5 / free# JVEMV6 68#_48:2 / 68. theoretical-physics(tp) / w=~,topics=有限回転群,other=orig+,s=~,i=~,doc=r-3-3~6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7-24_15-26-44_000.jpg</text:p>
          </table:table-cell>
          <table:table-cell table:style-name="ce19" office:value-type="string">
            <text:p>:m RES 3-4*5 / free# JVEMV6 68#_48:2 / 68. theoretical-physics(tp) / w=逆元,topics=有限回転群,other=orig+,s=~,i=~,doc=r-3-3~6</text:p>
          </table:table-cell>
          <table:table-cell table:style-name="ce19"/>
          <table:table-cell table:style-name="ce4"/>
          <table:table-cell table:style-name="ce4" office:value-type="string">
            <text:p>N-35-35-24.096679 E-139-34-55.037841</text:p>
          </table:table-cell>
          <table:table-cell table:style-name="ce38" table:formula="of:=IF([.E5]=&quot;&quot;;[.C5];CONCATENATE([.C5];&quot; / &quot;;[.E5]))" office:value-type="string" office:string-value=":m RES 3-4*5 / free# JVEMV6 68#_48:2 / 68. theoretical-physics(tp) / w=逆元,topics=有限回転群,other=orig+,s=~,i=~,doc=r-3-3~6">
            <text:p>:m RES 3-4*5 / free# JVEMV6 68#_48:2 / 68. theoretical-physics(tp) / w=逆元,topics=有限回転群,other=orig+,s=~,i=~,doc=r-3-3~6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7-24_15-27-02_000.jpg</text:p>
          </table:table-cell>
          <table:table-cell table:style-name="ce19" office:value-type="string">
            <text:p>:m RES 5*5 / free# JVEMV6 68#_48:2 / 68. theoretical-physics(tp) / w=~,topics=有限回転群,other=orig+,s=~,i=~,doc=r-3-3~6</text:p>
          </table:table-cell>
          <table:table-cell table:style-name="ce19"/>
          <table:table-cell table:style-name="ce4"/>
          <table:table-cell table:style-name="ce4" office:value-type="string">
            <text:p>N-35-35-26.596069 E-139-34-45.864257</text:p>
          </table:table-cell>
          <table:table-cell table:style-name="ce38" table:formula="of:=IF([.E6]=&quot;&quot;;[.C6];CONCATENATE([.C6];&quot; / &quot;;[.E6]))" office:value-type="string" office:string-value=":m RES 5*5 / free# JVEMV6 68#_48:2 / 68. theoretical-physics(tp) / w=~,topics=有限回転群,other=orig+,s=~,i=~,doc=r-3-3~6">
            <text:p>:m RES 5*5 / free# JVEMV6 68#_48:2 / 68. theoretical-physics(tp) / w=~,topics=有限回転群,other=orig+,s=~,i=~,doc=r-3-3~6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7-24_15-28-47_000.jpg</text:p>
          </table:table-cell>
          <table:table-cell table:style-name="ce19" office:value-type="string">
            <text:p>-*</text:p>
          </table:table-cell>
          <table:table-cell table:style-name="ce20"/>
          <table:table-cell table:style-name="ce4"/>
          <table:table-cell table:style-name="ce4" office:value-type="string">
            <text:p>N-35-35-24.096679 E-139-34-55.037841</text:p>
          </table:table-cell>
          <table:table-cell table:style-name="ce38" table:formula="of:=IF([.E7]=&quot;&quot;;[.C7];CONCATENATE([.C7];&quot; / &quot;;[.E7]))" office:value-type="string" office:string-value="-*">
            <text:p>-*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7-24_15-29-11_000.jpg</text:p>
          </table:table-cell>
          <table:table-cell table:style-name="ce19" office:value-type="string">
            <text:p>:bookmemo / 読んだ本 / 『徳川家康　山本七平ライブラリー⑥』 / 著者=山本七平 / 途中　ここまで</text:p>
          </table:table-cell>
          <table:table-cell table:style-name="ce19"/>
          <table:table-cell table:style-name="ce4"/>
          <table:table-cell table:style-name="ce4" office:value-type="string">
            <text:p>N-35-35-30.619812 E-139-34-48.171386</text:p>
          </table:table-cell>
          <table:table-cell table:style-name="ce38" table:formula="of:=IF([.E8]=&quot;&quot;;[.C8];CONCATENATE([.C8];&quot; / &quot;;[.E8]))" office:value-type="string" office:string-value=":bookmemo / 読んだ本 / 『徳川家康　山本七平ライブラリー⑥』 / 著者=山本七平 / 途中　ここまで">
            <text:p>:bookmemo / 読んだ本 / 『徳川家康　山本七平ライブラリー⑥』 / 著者=山本七平 / 途中　ここまで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7-24_15-29-21_000.jpg</text:p>
          </table:table-cell>
          <table:table-cell table:style-name="ce19" office:value-type="string">
            <text:p>:bookmemo / 読んだ本 / 『徳川家康　山本七平ライブラリー⑥』 / 著者=山本七平 / 途中</text:p>
          </table:table-cell>
          <table:table-cell table:style-name="ce19"/>
          <table:table-cell table:style-name="ce4"/>
          <table:table-cell table:style-name="ce4" office:value-type="string">
            <text:p>N-35-35-30.619812 E-139-34-48.171386</text:p>
          </table:table-cell>
          <table:table-cell table:style-name="ce38" table:formula="of:=IF([.E9]=&quot;&quot;;[.C9];CONCATENATE([.C9];&quot; / &quot;;[.E9]))" office:value-type="string" office:string-value=":bookmemo / 読んだ本 / 『徳川家康　山本七平ライブラリー⑥』 / 著者=山本七平 / 途中">
            <text:p>:bookmemo / 読んだ本 / 『徳川家康　山本七平ライブラリー⑥』 / 著者=山本七平 / 途中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7-24_15-29-46_000.jpg</text:p>
          </table:table-cell>
          <table:table-cell table:style-name="ce19" office:value-type="string">
            <text:p>:bookmemo / 読んだ本 / 『戦後日本の大衆文化史』 / 著者=鶴見俊輔 / 途中</text:p>
          </table:table-cell>
          <table:table-cell table:style-name="ce19"/>
          <table:table-cell table:style-name="ce4"/>
          <table:table-cell table:style-name="ce4" office:value-type="string">
            <text:p>N-35-35-30.619812 E-139-34-48.171386</text:p>
          </table:table-cell>
          <table:table-cell table:style-name="ce38" table:formula="of:=IF([.E10]=&quot;&quot;;[.C10];CONCATENATE([.C10];&quot; / &quot;;[.E10]))" office:value-type="string" office:string-value=":bookmemo / 読んだ本 / 『戦後日本の大衆文化史』 / 著者=鶴見俊輔 / 途中">
            <text:p>:bookmemo / 読んだ本 / 『戦後日本の大衆文化史』 / 著者=鶴見俊輔 / 途中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07-24_15-30-03_000.jpg</text:p>
          </table:table-cell>
          <table:table-cell table:style-name="ce19" office:value-type="string">
            <text:p>:bookmemo / 読んだ本 / 『戦後日本の大衆文化史』 / 著者=鶴見俊輔 / 途中　ここまで</text:p>
          </table:table-cell>
          <table:table-cell table:style-name="ce19"/>
          <table:table-cell table:style-name="ce4"/>
          <table:table-cell table:style-name="ce4" office:value-type="string">
            <text:p>N-35-35-24.096679 E-139-34-55.037841</text:p>
          </table:table-cell>
          <table:table-cell table:style-name="ce38" table:formula="of:=IF([.E11]=&quot;&quot;;[.C11];CONCATENATE([.C11];&quot; / &quot;;[.E11]))" office:value-type="string" office:string-value=":bookmemo / 読んだ本 / 『戦後日本の大衆文化史』 / 著者=鶴見俊輔 / 途中　ここまで">
            <text:p>:bookmemo / 読んだ本 / 『戦後日本の大衆文化史』 / 著者=鶴見俊輔 / 途中　ここまで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07-24_15-42-04_000.jpg</text:p>
          </table:table-cell>
          <table:table-cell table:style-name="ce19" office:value-type="string">
            <text:p>JVEMV6 52#2 / 52. 自然観察 / field_photos / 昆虫 / @宮前図書館前 / occasion=路上に、仰向けになっていた,other=図書館敷地にある木に載せようとした；木の周りの茂みに、落ちてしまった</text:p>
          </table:table-cell>
          <table:table-cell table:style-name="ce19"/>
          <table:table-cell table:style-name="ce4"/>
          <table:table-cell table:style-name="ce4" office:value-type="string">
            <text:p>N-35-35-29.232788 E-139-34-44.710693</text:p>
          </table:table-cell>
          <table:table-cell table:style-name="ce38" table:formula="of:=IF([.E12]=&quot;&quot;;[.C12];CONCATENATE([.C12];&quot; / &quot;;[.E12]))" office:value-type="string" office:string-value="JVEMV6 52#2 / 52. 自然観察 / field_photos / 昆虫 / @宮前図書館前 / occasion=路上に、仰向けになっていた,other=図書館敷地にある木に載せようとした；木の周りの茂みに、落ちてしまった">
            <text:p>JVEMV6 52#2 / 52. 自然観察 / field_photos / 昆虫 / @宮前図書館前 / occasion=路上に、仰向けになっていた,other=図書館敷地にある木に載せようとした；木の周りの茂みに、落ちてしまった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1-07-24_15-42-08_000.jpg</text:p>
          </table:table-cell>
          <table:table-cell table:style-name="ce19" office:value-type="string">
            <text:p>JVEMV6 52#2 / 52. 自然観察 / field_photos / 昆虫 / @宮前図書館前 / occasion=路上に、仰向けになっていた,other=図書館敷地にある木に載せようとした；木の周りの茂みに、落ちてしまった</text:p>
          </table:table-cell>
          <table:table-cell table:style-name="ce19"/>
          <table:table-cell table:style-name="ce4"/>
          <table:table-cell table:style-name="ce4" office:value-type="string">
            <text:p>N-35-35-29.232788 E-139-34-44.710693</text:p>
          </table:table-cell>
          <table:table-cell table:style-name="ce38" table:formula="of:=IF([.E13]=&quot;&quot;;[.C13];CONCATENATE([.C13];&quot; / &quot;;[.E13]))" office:value-type="string" office:string-value="JVEMV6 52#2 / 52. 自然観察 / field_photos / 昆虫 / @宮前図書館前 / occasion=路上に、仰向けになっていた,other=図書館敷地にある木に載せようとした；木の周りの茂みに、落ちてしまった">
            <text:p>JVEMV6 52#2 / 52. 自然観察 / field_photos / 昆虫 / @宮前図書館前 / occasion=路上に、仰向けになっていた,other=図書館敷地にある木に載せようとした；木の周りの茂みに、落ちてしまった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1-07-24_15-42-12_000.jpg</text:p>
          </table:table-cell>
          <table:table-cell table:style-name="ce19" office:value-type="string">
            <text:p>JVEMV6 52#2 / 52. 自然観察 / field_photos / 昆虫 / @宮前図書館前 / occasion=路上に、仰向けになっていた,other=図書館敷地にある木に載せようとした；木の周りの茂みに、落ちてしまった</text:p>
          </table:table-cell>
          <table:table-cell table:style-name="ce19"/>
          <table:table-cell table:style-name="ce4"/>
          <table:table-cell table:style-name="ce4" office:value-type="string">
            <text:p>N-35-35-29.232788 E-139-34-44.710693</text:p>
          </table:table-cell>
          <table:table-cell table:style-name="ce38" table:formula="of:=IF([.E14]=&quot;&quot;;[.C14];CONCATENATE([.C14];&quot; / &quot;;[.E14]))" office:value-type="string" office:string-value="JVEMV6 52#2 / 52. 自然観察 / field_photos / 昆虫 / @宮前図書館前 / occasion=路上に、仰向けになっていた,other=図書館敷地にある木に載せようとした；木の周りの茂みに、落ちてしまった">
            <text:p>JVEMV6 52#2 / 52. 自然観察 / field_photos / 昆虫 / @宮前図書館前 / occasion=路上に、仰向けになっていた,other=図書館敷地にある木に載せようとした；木の周りの茂みに、落ちてしまった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1-07-24_19-12-35_000.jpg</text:p>
          </table:table-cell>
          <table:table-cell table:style-name="ce19" office:value-type="string">
            <text:p>:m :篠笛,shinobue #*# / session-memo / s.1:todays-melody,genr=~,for=~,key=D,tempo=~,R=~,i.f.=~,notes=~,other=~,Re+</text:p>
          </table:table-cell>
          <table:table-cell table:style-name="ce19"/>
          <table:table-cell table:style-name="ce4"/>
          <table:table-cell table:style-name="ce4" office:value-type="string">
            <text:p>N-35-35-21.542358 E-139-34-43.557128</text:p>
          </table:table-cell>
          <table:table-cell table:style-name="ce38" table:formula="of:=IF([.E15]=&quot;&quot;;[.C15];CONCATENATE([.C15];&quot; / &quot;;[.E15]))" office:value-type="string" office:string-value=":m :篠笛,shinobue #*# / session-memo / s.1:todays-melody,genr=~,for=~,key=D,tempo=~,R=~,i.f.=~,notes=~,other=~,Re+">
            <text:p>:m :篠笛,shinobue #*# / session-memo / s.1:todays-melody,genr=~,for=~,key=D,tempo=~,R=~,i.f.=~,notes=~,other=~,Re+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1-07-24_20-25-51_000.jpg</text:p>
          </table:table-cell>
          <table:table-cell table:style-name="ce20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3.643493 E-139-34-53.884277</text:p>
          </table:table-cell>
          <table:table-cell table:style-name="ce38" table:formula="of:=IF([.E16]=&quot;&quot;;[.C16];CONCATENATE([.C16];&quot; / &quot;;[.E16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1-07-25_00-04-20_000.jpg</text:p>
          </table:table-cell>
          <table:table-cell table:style-name="ce18" office:value-type="string">
            <text:p>:m other / log / 寝る前　ウェブ閲覧　記録　（for オナニー） / 了</text:p>
          </table:table-cell>
          <table:table-cell table:style-name="ce18"/>
          <table:table-cell table:style-name="ce4"/>
          <table:table-cell table:style-name="ce4" office:value-type="string">
            <text:p>N-35-35-24.096679 E-139-34-55.037841</text:p>
          </table:table-cell>
          <table:table-cell table:style-name="ce38" table:formula="of:=IF([.E17]=&quot;&quot;;[.C17];CONCATENATE([.C17];&quot; / &quot;;[.E17]))" office:value-type="string" office:string-value=":m other / log / 寝る前　ウェブ閲覧　記録　（for オナニー） / 了">
            <text:p>:m other / log / 寝る前　ウェブ閲覧　記録　（for オナニー） / 了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string">
            <text:p>2021-07-25_00-04-26_000.jpg</text:p>
          </table:table-cell>
          <table:table-cell table:style-name="ce19" office:value-type="string">
            <text:p>:m :PHOTO 寝た時刻 / 2021</text:p>
          </table:table-cell>
          <table:table-cell table:style-name="ce19"/>
          <table:table-cell table:style-name="ce4"/>
          <table:table-cell table:style-name="ce4" office:value-type="string">
            <text:p>N-35-35-24.096679 E-139-34-55.037841</text:p>
          </table:table-cell>
          <table:table-cell table:style-name="ce38" table:formula="of:=IF([.E18]=&quot;&quot;;[.C18];CONCATENATE([.C18];&quot; / &quot;;[.E18]))" office:value-type="string" office:string-value=":m :PHOTO 寝た時刻 / 2021">
            <text:p>:m :PHOTO 寝た時刻 / 2021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4" office:value-type="string">
            <text:p>2021-07-25_01-05-53_000.jpg</text:p>
          </table:table-cell>
          <table:table-cell table:style-name="ce20" office:value-type="string">
            <text:p>:m :PHOTO 起きた時刻（夜中） / 2021</text:p>
          </table:table-cell>
          <table:table-cell table:style-name="ce20"/>
          <table:table-cell table:style-name="ce4"/>
          <table:table-cell table:style-name="ce4" office:value-type="string">
            <text:p>N-35-35-24.096679 E-139-34-55.037841</text:p>
          </table:table-cell>
          <table:table-cell table:style-name="ce38" table:formula="of:=IF([.E19]=&quot;&quot;;[.C19];CONCATENATE([.C19];&quot; / &quot;;[.E19]))" office:value-type="string" office:string-value=":m :PHOTO 起きた時刻（夜中） / 2021">
            <text:p>:m :PHOTO 起きた時刻（夜中） / 2021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4" office:value-type="string">
            <text:p>2021-07-25_03-32-02_000.jpg</text:p>
          </table:table-cell>
          <table:table-cell table:style-name="ce20" office:value-type="string">
            <text:p>:m :PHOTO 起きた時刻（夜中） / 2021</text:p>
          </table:table-cell>
          <table:table-cell table:style-name="ce20"/>
          <table:table-cell table:style-name="ce4"/>
          <table:table-cell table:style-name="ce4" office:value-type="string">
            <text:p>N-35-35-23.643493 E-139-34-53.884277</text:p>
          </table:table-cell>
          <table:table-cell table:style-name="ce38" table:formula="of:=IF([.E20]=&quot;&quot;;[.C20];CONCATENATE([.C20];&quot; / &quot;;[.E20]))" office:value-type="string" office:string-value=":m :PHOTO 起きた時刻（夜中） / 2021">
            <text:p>:m :PHOTO 起きた時刻（夜中） / 2021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4" office:value-type="string">
            <text:p>2021-07-25_07-17-23_000.jpg</text:p>
          </table:table-cell>
          <table:table-cell table:style-name="ce17" office:value-type="string">
            <text:p>:m :PHOTO 起きた時刻 / 2021</text:p>
          </table:table-cell>
          <table:table-cell table:style-name="ce17"/>
          <table:table-cell table:style-name="ce4"/>
          <table:table-cell table:style-name="ce4" office:value-type="string">
            <text:p>N-35-35-26.596069 E-139-34-45.864257</text:p>
          </table:table-cell>
          <table:table-cell table:style-name="ce38" table:formula="of:=IF([.E21]=&quot;&quot;;[.C21];CONCATENATE([.C21];&quot; / &quot;;[.E21]))" office:value-type="string" office:string-value=":m :PHOTO 起きた時刻 / 2021">
            <text:p>:m :PHOTO 起きた時刻 / 2021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4" office:value-type="string">
            <text:p>2021-07-25_07-19-39_000.jpg</text:p>
          </table:table-cell>
          <table:table-cell table:style-name="ce19" office:value-type="string">
            <text:p>:PHOTO 記録用 / @自宅；東側；洗面所から見える；東の犬走り / 自然観察 / 花</text:p>
          </table:table-cell>
          <table:table-cell table:style-name="ce19"/>
          <table:table-cell table:style-name="ce4"/>
          <table:table-cell table:style-name="ce4" office:value-type="string">
            <text:p>N-35-35-37.898254 E-139-34-56.081542</text:p>
          </table:table-cell>
          <table:table-cell table:style-name="ce38" table:formula="of:=IF([.E22]=&quot;&quot;;[.C22];CONCATENATE([.C22];&quot; / &quot;;[.E22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4" office:value-type="string">
            <text:p>2021-07-25_07-43-37_000.jpg</text:p>
          </table:table-cell>
          <table:table-cell table:style-name="ce20" office:value-type="string">
            <text:p>:tome/ (lang=ja) / topic=宗教 / content=俺は、新教じゃないとダメだ；cone-p.80;信仰共同体の中へ行こう；俺は、ラビなんだな</text:p>
          </table:table-cell>
          <table:table-cell table:style-name="ce20"/>
          <table:table-cell table:style-name="ce4"/>
          <table:table-cell table:style-name="ce4" office:value-type="string">
            <text:p>N-35-35-24.096679 E-139-34-55.037841</text:p>
          </table:table-cell>
          <table:table-cell table:style-name="ce38" table:formula="of:=IF([.E23]=&quot;&quot;;[.C23];CONCATENATE([.C23];&quot; / &quot;;[.E23]))" office:value-type="string" office:string-value=":tome/ (lang=ja) / topic=宗教 / content=俺は、新教じゃないとダメだ；cone-p.80;信仰共同体の中へ行こう；俺は、ラビなんだな">
            <text:p>:tome/ (lang=ja) / topic=宗教 / content=俺は、新教じゃないとダメだ；cone-p.80;信仰共同体の中へ行こう；俺は、ラビなんだな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7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7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7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7]=&quot;&quot;;[.C57];CONCATENATE([.C57];&quot; / &quot;;[.E5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8]=&quot;&quot;;[.C58];CONCATENATE([.C58];&quot; / &quot;;[.E5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9]=&quot;&quot;;[.C59];CONCATENATE([.C59];&quot; / &quot;;[.E5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0]=&quot;&quot;;[.C60];CONCATENATE([.C60];&quot; / &quot;;[.E6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1]=&quot;&quot;;[.C61];CONCATENATE([.C61];&quot; / &quot;;[.E6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2]=&quot;&quot;;[.C62];CONCATENATE([.C62];&quot; / &quot;;[.E6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7"/>
          <table:table-cell table:style-name="ce4"/>
          <table:table-cell table:style-name="ce4"/>
          <table:table-cell table:style-name="ce38" table:formula="of:=IF([.E63]=&quot;&quot;;[.C63];CONCATENATE([.C63];&quot; / &quot;;[.E6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37"/>
          <table:table-cell table:style-name="ce4"/>
          <table:table-cell table:style-name="ce4"/>
          <table:table-cell table:style-name="ce38" table:formula="of:=IF([.E64]=&quot;&quot;;[.C64];CONCATENATE([.C64];&quot; / &quot;;[.E6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65]=&quot;&quot;;[.C65];CONCATENATE([.C65];&quot; / &quot;;[.E6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66]=&quot;&quot;;[.C66];CONCATENATE([.C66];&quot; / &quot;;[.E6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7]=&quot;&quot;;[.C67];CONCATENATE([.C67];&quot; / &quot;;[.E6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8]=&quot;&quot;;[.C68];CONCATENATE([.C68];&quot; / &quot;;[.E6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9]=&quot;&quot;;[.C69];CONCATENATE([.C69];&quot; / &quot;;[.E6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0]=&quot;&quot;;[.C70];CONCATENATE([.C70];&quot; / &quot;;[.E7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1]=&quot;&quot;;[.C71];CONCATENATE([.C71];&quot; / &quot;;[.E7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2]=&quot;&quot;;[.C72];CONCATENATE([.C72];&quot; / &quot;;[.E7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3]=&quot;&quot;;[.C73];CONCATENATE([.C73];&quot; / &quot;;[.E7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4]=&quot;&quot;;[.C74];CONCATENATE([.C74];&quot; / &quot;;[.E7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5]=&quot;&quot;;[.C75];CONCATENATE([.C75];&quot; / &quot;;[.E7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6]=&quot;&quot;;[.C76];CONCATENATE([.C76];&quot; / &quot;;[.E7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7]=&quot;&quot;;[.C77];CONCATENATE([.C77];&quot; / &quot;;[.E7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8]=&quot;&quot;;[.C78];CONCATENATE([.C78];&quot; / &quot;;[.E7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9]=&quot;&quot;;[.C79];CONCATENATE([.C79];&quot; / &quot;;[.E7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80]=&quot;&quot;;[.C80];CONCATENATE([.C80];&quot; / &quot;;[.E8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8" table:formula="of:=IF([.E82]=&quot;&quot;;[.C82];CONCATENATE([.C82];&quot; / &quot;;[.E82]))" office:value-type="string" office:string-value="-*">
            <text:p>-*</text:p>
          </table:table-cell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JVEMV6 52#2 / 52. 自然観察 / field_photos / 昆虫 / @宮前図書館前 / occasion=路上に、仰向けになっていた,other=図書館敷地にある木に載せようとした；木の周りの茂みに、落ちてしまった</text:p>
          </table:table-cell>
          <table:table-cell table:style-name="ce1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 office:value-type="string">
            <text:p>:m other / log / 寝る前　ウェブ閲覧　記録　（for オナニー） / 了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:m :PHOTO 寝た時刻 / 2021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 office:value-type="string">
            <text:p>:m :PHOTO 起きた時刻（夜中） / 2021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 office:value-type="string">
            <text:p>:m :PHOTO 起きた時刻（夜中） / 2021</text:p>
          </table:table-cell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 office:value-type="string">
            <text:p>:m :PHOTO 起きた時刻 / 2021</text:p>
          </table:table-cell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:PHOTO 記録用 / @自宅；東側；洗面所から見える；東の犬走り / 自然観察 / 花</text:p>
          </table:table-cell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20"/>
          <table:table-cell table:style-name="ce17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 table:number-rows-repeated="19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17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86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8"/>
          <table:table-cell table:number-columns-repeated="3"/>
          <table:table-cell table:style-name="ce38"/>
          <table:table-cell table:number-columns-repeated="1017"/>
        </table:table-row>
        <table:table-row table:style-name="ro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2" table:formula="of:=COUNTBLANK([.$C$2:.C45])" office:value-type="float" office:value="22">
            <text:p>22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3" table:formula="of:=COUNTIF([.$C$2:.$C81];&quot;-\*&quot;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4" table:formula="of:=SUM([.C243:.C24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2" table:formula="of:=COUNTA([.$B$2:.$B29])" office:value-type="float" office:value="22">
            <text:p>22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24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2" table:formula="of:=COUNTIF([.$C$2:.$C29];[.B3024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1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1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2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/ やって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51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3:Sheet1.C248" table:on-update-keep-styles="true" table:on-update-keep-size="false"/>
        <table:database-range table:name="XXX" table:target-range-address="Sheet1.B243:Sheet1.B243" table:on-update-keep-styles="true" table:on-update-keep-size="false"/>
        <table:database-range table:name="XXX_music" table:target-range-address="Sheet1.B244:Sheet1.B24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25">2021/07/25</text:date>, <text:time>08:50:1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7-25T08:50:16.23</dc:date>
    <dc:creator>iwabuchi ken</dc:creator>
    <meta:editing-duration>P35DT8H17M</meta:editing-duration>
    <meta:editing-cycles>13008</meta:editing-cycles>
    <meta:document-statistic meta:table-count="1" meta:cell-count="469" meta:object-count="0"/>
  </office:meta>
</office:document-meta>
</file>